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 style:parent-style-name="standard">
      <style:graphic-properties svg:stroke-color="#e6e6e6" draw:marker-start="Arrow" draw:marker-end="Arrow" draw:marker-end-width="0.3cm" draw:textarea-horizontal-align="center" draw:textarea-vertical-align="top" fo:padding-top="0.127cm" fo:padding-bottom="0.025cm"/>
    </style:style>
    <style:style style:name="gr3" style:family="graphic" style:parent-style-name="standard">
      <style:graphic-properties draw:stroke="dash" draw:stroke-dash="Ultrafine_20_Dashed" svg:stroke-width="0.076cm" draw:marker-start-width="0.314cm" draw:marker-end-width="0.314cm" draw:textarea-horizontal-align="center" draw:textarea-vertical-align="bottom" fo:padding-top="-0.051cm" fo:padding-bottom="0.152cm" fo:padding-left="0.288cm" fo:padding-right="0.28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color="#ffffff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4.638cm" svg:height="9.652cm" svg:x="2.032cm" svg:y="5.7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9.19cm" svg:y1="11.695cm" svg:x2="14.905cm" svg:y2="11.695cm">
          <text:p text:style-name="P1"><text:span text:style-name="T1">session in progress</text:span></text:p>
        </draw:line>
        <draw:line draw:style-name="gr2" draw:text-style-name="P2" draw:layer="layout" svg:x1="15.64cm" svg:y1="11.695cm" svg:x2="21.355cm" svg:y2="11.695cm">
          <text:p text:style-name="P1"><text:span text:style-name="T1">session in progress</text:span></text:p>
        </draw:line>
        <draw:line draw:style-name="gr3" draw:text-style-name="P3" draw:layer="layout" svg:x1="4.953cm" svg:y1="10.897cm" svg:x2="7.747cm" svg:y2="10.897cm">
          <text:p text:style-name="P1"><text:span text:style-name="T2">Xmx ceiling</text:span></text:p>
        </draw:line>
        <draw:line draw:style-name="gr3" draw:text-style-name="P3" draw:layer="layout" svg:x1="9.703cm" svg:y1="5.918cm" svg:x2="14.123cm" svg:y2="5.918cm">
          <text:p text:style-name="P1"><text:span text:style-name="T2">Xmx ceiling</text:span></text:p>
        </draw:line>
        <draw:line draw:style-name="gr3" draw:text-style-name="P3" draw:layer="layout" svg:x1="16.203cm" svg:y1="5.918cm" svg:x2="20.623cm" svg:y2="5.918cm">
          <text:p text:style-name="P1"><text:span text:style-name="T2">Xmx ceiling</text:span></text:p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24.638cm" svg:height="9.652cm" svg:x="1.732cm" svg:y="5.3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9.19cm" svg:y1="12.796cm" svg:x2="14.905cm" svg:y2="12.796cm">
          <text:p text:style-name="P1"><text:span text:style-name="T1">session in progress</text:span></text:p>
        </draw:line>
        <draw:line draw:style-name="gr2" draw:text-style-name="P2" draw:layer="layout" svg:x1="15.64cm" svg:y1="12.796cm" svg:x2="21.355cm" svg:y2="12.796cm">
          <text:p text:style-name="P1"><text:span text:style-name="T1">session in progress</text:span></text:p>
        </draw:line>
        <draw:line draw:style-name="gr3" draw:text-style-name="P3" draw:layer="layout" svg:x1="4.953cm" svg:y1="12.098cm" svg:x2="7.747cm" svg:y2="12.098cm">
          <text:p text:style-name="P1"><text:span text:style-name="T2">Xmx ceiling</text:span></text:p>
        </draw:line>
        <draw:line draw:style-name="gr3" draw:text-style-name="P3" draw:layer="layout" svg:x1="9.703cm" svg:y1="9.019cm" svg:x2="14.123cm" svg:y2="9.019cm">
          <text:p text:style-name="P1"><text:span text:style-name="T2">Xmx ceiling</text:span></text:p>
        </draw:line>
        <draw:line draw:style-name="gr3" draw:text-style-name="P3" draw:layer="layout" svg:x1="16.21cm" svg:y1="6.482cm" svg:x2="20.63cm" svg:y2="6.482cm">
          <text:p text:style-name="P1"><text:span text:style-name="T2">Xmx ceiling</text:span></text:p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24.638cm" svg:height="9.652cm" svg:x="1.961cm" svg:y="5.7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3" draw:layer="layout" svg:x1="5.154cm" svg:y1="11.798cm" svg:x2="7.948cm" svg:y2="11.798cm">
          <text:p text:style-name="P1"><text:span text:style-name="T2">Xmx ceiling</text:span></text:p>
        </draw:line>
        <draw:line draw:style-name="gr3" draw:text-style-name="P3" draw:layer="layout" svg:x1="10.287cm" svg:y1="6.426cm" svg:x2="14.097cm" svg:y2="6.426cm">
          <text:p text:style-name="P1"><text:span text:style-name="T2">Xmx ceiling</text:span></text:p>
        </draw:line>
        <draw:line draw:style-name="gr3" draw:text-style-name="P3" draw:layer="layout" svg:x1="17.018cm" svg:y1="6.426cm" svg:x2="20.701cm" svg:y2="6.426cm">
          <text:p text:style-name="P1"><text:span text:style-name="T2">Xmx ceiling</text:span></text:p>
        </draw:line>
        <draw:line draw:style-name="gr2" draw:text-style-name="P2" draw:layer="layout" svg:x1="9.191cm" svg:y1="12.796cm" svg:x2="14.271cm" svg:y2="12.796cm">
          <text:p text:style-name="P1"><text:span text:style-name="T1">session in progress</text:span></text:p>
        </draw:line>
        <draw:line draw:style-name="gr2" draw:text-style-name="P2" draw:layer="layout" svg:x1="15.641cm" svg:y1="12.796cm" svg:x2="21.229cm" svg:y2="12.796cm">
          <text:p text:style-name="P1"><text:span text:style-name="T1">session in progress</text:span></text:p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5T12:20:14</meta:creation-date>
    <meta:editing-duration>PT03H15M08S</meta:editing-duration>
    <meta:editing-cycles>10</meta:editing-cycles>
    <dc:date>2009-10-05T23:48:02</dc:date>
    <meta:generator>OpenOffice.org/3.1$Unix OpenOffice.org_project/310m19$Build-9420</meta:generator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2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chart:data-source-has-labels="both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chart:data-source-has-labels="both" svg:x="1.026cm" svg:y="0.571cm" svg:width="19.305cm" svg:height="9.081cm">
          <chart:axis chart:dimension="x" chart:name="primary-x" chart:style-name="ch4">
            <chart:title svg:x="10.616cm" svg:y="9.024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735cm" svg:y="7.065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3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c5000b"/>
      <style:text-properties fo:font-size="6pt" style:font-size-asian="6pt" style:font-size-complex="6pt"/>
    </style:style>
    <style:style style:name="ch12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33cm" chart:style-name="ch2"/>
        <chart:plot-area chart:style-name="ch3" chart:data-source-has-labels="both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  <chart:categories table:cell-range-address="local-table.$A$2:.$A$42"/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42" chart:label-cell-address="local-table.$B$1" chart:class="chart:area">
            <chart:data-point chart:repeated="41"/>
          </chart:series>
          <chart:series chart:style-name="ch10" chart:values-cell-range-address="local-table.$C$2:.$C$42" chart:label-cell-address="local-table.$C$1" chart:class="chart:area">
            <chart:data-point chart:repeated="41"/>
          </chart:series>
          <chart:series chart:style-name="ch11" chart:values-cell-range-address="local-table.$D$2:.$D$42" chart:label-cell-address="local-table.$D$1" chart:class="chart:area">
            <chart:data-point chart:repeated="41"/>
          </chart:series>
          <chart:series chart:style-name="ch12" chart:values-cell-range-address="local-table.$E$2:.$E$42" chart:label-cell-address="local-table.$E$1" chart:class="chart:area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cache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